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5E0000005E7F0C5E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id="id2" draw:layer="layout" svg:width="25.199cm" svg:height="3.256cm" svg:x="1.4cm" svg:y="0.962cm" presentation:class="title" presentation:user-transformed="true">
          <draw:text-box>
            <text:p>TEMA 2: HARDWARE</text:p>
          </draw:text-box>
        </draw:frame>
        <draw:frame draw:style-name="gr1" draw:text-style-name="P2" draw:id="id3" draw:layer="layout" svg:width="22.5cm" svg:height="4.027cm" svg:x="3cm" svg:y="13cm">
          <draw:text-box>
            <text:p text:style-name="P1"><text:span text:style-name="T1">TECNOLOGÍAS DE LA INFORMACIÓN Y DE LA COMUNICACIÓN</text:span></text:p>
            <text:p text:style-name="P1"><text:span text:style-name="T1"><text:s/></text:span><text:span text:style-name="T1">1º BACHILLERATO</text:span></text:p>
            <text:p text:style-name="P1"><text:span text:style-name="T1">IES EDUARDO VALENCIA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begin="0s" smil:dur="0.58s" smil:targetElement="id2" smil:type="barWipe" smil:subtype="topToBottom"/>
                  <anim:animate smil:begin="0s" smil:dur="1.822s" smil:targetElement="id2" smil:attributeName="x" smil:values="x-0.25;x" smil:keyTimes="0;1" smil:keySplines="0,0;0.14,0.36;0.43,0.73;0.71,0.91;1,1"/>
                  <anim:animate smil:begin="0s" smil:dur="0.664s" smil:targetElement="id2" smil:attributeName="y" smil:values="0.5;1" smil:keyTimes="0;1" anim:formula="y-sin(pi*$)/3" smil:keySplines="0,0;0.25,0.07;0.5,0.2;0.75,0.467;1,1"/>
                  <anim:animate smil:begin="0.664s" smil:dur="0.664s" smil:targetElement="id2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smil:to="1,0.6" smil:attributeName="transform" svg:type="scale"/>
                  <anim:animateTransform smil:begin="0.676s" smil:dur="0.166s" smil:decelerate="0.5" smil:targetElement="id2" smil:to="1,1" smil:attributeName="transform" svg:type="scale"/>
                  <anim:animateTransform smil:begin="1.312s" smil:dur="0.026s" smil:targetElement="id2" smil:to="1,0.8" smil:attributeName="transform" svg:type="scale"/>
                  <anim:animateTransform smil:begin="1.338s" smil:dur="0.166s" smil:decelerate="0.5" smil:targetElement="id2" smil:to="1,1" smil:attributeName="transform" svg:type="scale"/>
                  <anim:animateTransform smil:begin="1.642s" smil:dur="0.026s" smil:targetElement="id2" smil:to="1,0.9" smil:attributeName="transform" svg:type="scale"/>
                  <anim:animateTransform smil:begin="1.668s" smil:dur="0.166s" smil:decelerate="0.5" smil:targetElement="id2" smil:to="1,1" smil:attributeName="transform" svg:type="scale"/>
                  <anim:animateTransform smil:begin="1.808s" smil:dur="0.026s" smil:targetElement="id2" smil:to="1,0.95" smil:attributeName="transform" svg:type="scale"/>
                  <anim:animateTransform smil:begin="1.834s" smil:dur="0.166s" smil:decelerate="0.5" smil:targetElement="id2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0.1s" smil:targetElement="id3" smil:type="fade" smil:subtype="crossfade"/>
                  <anim:animate smil:dur="0.4s" smil:fill="hold" smil:targetElement="id3" smil:attributeName="x" smil:values="x;x" smil:keyTimes="0;1"/>
                  <anim:animate smil:dur="0.4s" smil:fill="hold" smil:targetElement="id3" smil:attributeName="y" smil:values="y+0.31;y+0.31" smil:keyTimes="0;1"/>
                  <anim:animate smil:begin="0.4s" smil:dur="0.6s" smil:fill="hold" smil:decelerate="0.5" smil:targetElement="id3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3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ATOS E INFORMACIÓN</text:p>
              </text:list-item>
              <text:list-item>
                <text:p>ARQUITECTURA DE ORDENADORES</text:p>
              </text:list-item>
              <text:list-item>
                <text:p>DISPOSITIVOS CON ARQUITECTURA DE ORDENADOR</text:p>
              </text:list-item>
              <text:list-item>
                <text:p>PLACA BASE, CHIPSET Y MICROPROCESADOR</text:p>
              </text:list-item>
              <text:list-item>
                <text:p>MEMORIA</text:p>
              </text:list-item>
              <text:list-item>
                <text:p>CONECTORES Y PUERTOS DE COMUNICACIÓN</text:p>
              </text:list-item>
              <text:list-item>
                <text:p>DISPOSITIVOS DE ENTRADA Y SALIDA</text:p>
              </text:list-item>
              <text:list-item>
                <text:p>DISPOSITIVOS DE ALMACENAMIENTO</text:p>
              </text:list-item>
              <text:list-item>
                <text:p>DISPOSITIVOS DE COMUNICACIÓN. REDES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5">
        <office:forms form:automatic-focus="false" form:apply-design-mode="false"/>
        <draw:frame presentation:style-name="pr1" draw:id="id6" draw:layer="layout" svg:width="25.199cm" svg:height="3.256cm" svg:x="1.4cm" svg:y="0.962cm" presentation:class="title">
          <draw:text-box>
            <text:p>1. DATOS</text:p>
          </draw:text-box>
        </draw:frame>
        <draw:frame presentation:style-name="pr6" draw:id="id7" draw:layer="layout" svg:width="25.199cm" svg:height="13.86cm" svg:x="1.4cm" svg:y="4.914cm" presentation:class="outline">
          <draw:text-box>
            <text:list text:style-name="L2">
              <text:list-header>
                <text:p>YA HEMOS DEFINIDO OTRAS VECES <text:span text:style-name="T2">HARDWARE</text:span><text:span text:style-name="T3"> COMO EL CONJUNTO DE ELEMENTOS FÍSICOS DEL ORDENADOR, DISTINGUIENDO DICHO CONCEPTO DE </text:span><text:span text:style-name="T2">SOFTWARE</text:span><text:span text:style-name="T3">, QUE SE REFIERE A LA ORGANIZACIÓN DE LA INFORMACIÓN EN PROGRAMAS, ARCHIVOS Y DATOS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1. DATOS</text:p>
          </draw:text-box>
        </draw:frame>
        <draw:frame presentation:style-name="pr6" draw:id="id9" draw:layer="layout" svg:width="25.199cm" svg:height="13.86cm" svg:x="1.4cm" svg:y="4.914cm" presentation:class="outline">
          <draw:text-box>
            <text:list text:style-name="L2">
              <text:list-header>
                <text:p>DEBEMOS DISTINGUIR TAMBIÉN ENTRE DATOS E INFORMACIÓN:</text:p>
              </text:list-header>
              <text:list-item>
                <text:p>ENTENDEREMOS <text:span text:style-name="T2">INFORMACIÓN</text:span> COMO EL CONOCIMIENTO QUE TENEMOS DE UN HECHO O SITUACIÓN</text:p>
              </text:list-item>
              <text:list-item>
                <text:p>LOS <text:span text:style-name="T2">DATOS</text:span> SON UNA FORMA CODIFICADA DE INFORMACIÓN, LISTA PARA SER INTRODUCIDA Y PROCESADA EN EL ORDENADOR</text:p>
              </text:list-item>
            </text:list>
          </draw:text-box>
        </draw:frame>
        <anim:par presentation:node-type="timing-root">
          <anim:par smil:begin="id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9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1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1. DATOS</text:p>
          </draw:text-box>
        </draw:frame>
        <draw:frame presentation:style-name="pr6" draw:id="id11" draw:layer="layout" svg:width="25.199cm" svg:height="13.86cm" svg:x="1.4cm" svg:y="4.914cm" presentation:class="outline">
          <draw:text-box>
            <text:list text:style-name="L2">
              <text:list-header>
                <text:p>EN INFORMÁTICA, LA CODIFICACIÓN BÁSICA DE LOS DATOS SIGUE EL <text:span text:style-name="T2">SISTEMA BINARIO</text:span>, DADO QUE TODOS LOS DISPOSITIVOS DE UN ORDENADOR TRABAJAN CON DOS ESTADOS ÚNICOS: 1 (ENCENDIDO) Y 0 (APAGADO)</text:p>
              </text:list-header>
            </text:list>
          </draw:text-box>
        </draw:frame>
        <anim:par presentation:node-type="timing-root">
          <anim:par smil:begin="id1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1s" smil:fill="hold" smil:targetElement="id6" smil:attributeName="rotate" smil:values="90;90;90;0" smil:keyTimes="0;0.8;0.8;1"/>
                  <anim:animate smil:dur="1s" smil:fill="hold" smil:targetElement="id6" smil:attributeName="x" smil:values="-1;0.949999988079071;x" smil:keyTimes="0;0.5;1"/>
                  <anim:animate smil:dur="1s" smil:fill="hold" smil:targetElement="id6" smil:attributeName="y" smil:values="y;y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1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draw:id="id12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1. DATOS</text:p>
          </draw:text-box>
        </draw:frame>
        <draw:frame presentation:style-name="pr6" draw:id="id13" draw:layer="layout" svg:width="25.199cm" svg:height="13.86cm" svg:x="1.4cm" svg:y="4.914cm" presentation:class="outline">
          <draw:text-box>
            <text:list text:style-name="L2">
              <text:list-header>
                <text:p>SISTEMA DECIMAL</text:p>
                <text:p>EJ: 6259</text:p>
                <text:p>6259=6*10³+2*10²+5*10¹+9*10⁰</text:p>
                <text:p>EJ: 8245,97</text:p>
                <text:p>8245,97=8*10³+2*10²+4*10¹+5*10⁰+9*10-¹+7*10-²</text:p>
              </text:list-header>
            </text:list>
          </draw:text-box>
        </draw:frame>
        <anim:par presentation:node-type="timing-root">
          <anim:par smil:begin="id1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*0.70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3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draw:id="id14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1. DATOS</text:p>
          </draw:text-box>
        </draw:frame>
        <draw:frame presentation:style-name="pr6" draw:id="id15" draw:layer="layout" svg:width="25.199cm" svg:height="13.86cm" svg:x="1.4cm" svg:y="4.914cm" presentation:class="outline">
          <draw:text-box>
            <text:list text:style-name="L2">
              <text:list-header>
                <text:p>SISTEMA BINARIO</text:p>
                <text:p>EJ: 1101</text:p>
                <text:p>1101=1*2³+1*2²+0*2¹+1*2⁰=13</text:p>
                <text:p>EJ:11011</text:p>
                <text:p>11011=1*2⁴+1*2³+0*2²+1*2¹+1*2⁰=27</text:p>
                <text:p>PARA PASAR DE UN NUMERO DECIMAL AL BINARIO,IREMOS DIVIDIENDO SUCESIVAMENTE POR 2, E IREMOS RECOGIENDO LOS RESTOS (SIEMPRE 0 ó 1). CUANDO TERMINEMOS, COLOCAREMOS ESTOS RESTOS EN ORDEN INVERSO AL QUE SE NOS HAN IDO PRESENTANDO</text:p>
              </text:list-header>
            </text:list>
          </draw:text-box>
        </draw:frame>
        <anim:par presentation:node-type="timing-root">
          <anim:par smil:begin="id1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0.5s" smil:targetElement="id6" smil:type="waterfallWipe" smil:subtype="horizontalRight" smil:direction="revers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5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16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JERCICIOS</text:p>
          </draw:text-box>
        </draw:frame>
        <draw:frame presentation:style-name="pr6" draw:id="id17" draw:layer="layout" svg:width="25.199cm" svg:height="13.86cm" svg:x="1.4cm" svg:y="4.914cm" presentation:class="outline">
          <draw:text-box>
            <text:list text:style-name="L2">
              <text:list-header>
                <text:p>1. EXPRESA, EN CÓDIGO BINARIO, LOS NÚMEROS 55 Y 205</text:p>
                <text:p>2. INDICA, SIN CONVERTIRLOS AL SISTEMA DECIMAL, CUÁL ES EL MAYOR DE LOS SIGUIENTES NÚMEROS BINARIOS: 01001000 Y 01000010</text:p>
                <text:p>3. ¿CUÁNTOS CARACTERES DIFERENTES SE PUEDEN REPRESENTAR, UTILIZANDO EL SISTEMA DE NUMERACIÓN BINARIO, CON 3 DÍGITOS?. ¿ Y CON 8 DÍGITOS?. ¿CUÁL SERÍA EL NÚMERO MÁS GRANDE QUE SE PODRÍA REPRESENTAR EN AMBOS CASOS?.</text:p>
              </text:list-header>
            </text:list>
          </draw:text-box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7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draw:id="id1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1. DATOS</text:p>
          </draw:text-box>
        </draw:frame>
        <draw:frame presentation:style-name="pr6" draw:id="id19" draw:layer="layout" svg:width="25.199cm" svg:height="13.86cm" svg:x="1.4cm" svg:y="4.914cm" presentation:class="outline">
          <draw:text-box>
            <text:list text:style-name="L2">
              <text:list-header>
                <text:p>DE MODO PARECIDO AL QUE HEMOS ESTUDIADO, SE DESARROLLAN LOS SISTEMAS OCTAL (BASE 8) Y HEXADECIMAL (BASE 16)</text:p>
                <text:p>0=0,1=1,2=2,3=3,4=4,5=5,6=6,7=7,8=8,9=9,10=A,11=B,12=C,13=D,14=E,15=F</text:p>
              </text:list-header>
            </text:list>
          </draw:text-box>
        </draw:frame>
        <anim:par presentation:node-type="timing-root">
          <anim:par smil:begin="id1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0;width" smil:keyTimes="0;1"/>
                  <anim:animate smil:dur="1s" smil:fill="hold" smil:targetElement="id6" smil:attributeName="height" smil:values="0;height" smil:keyTimes="0;1"/>
                  <anim:animate smil:dur="1s" smil:fill="hold" smil:targetElement="id6" smil:attributeName="rotate" smil:values="90;0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9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20">
        <office:forms form:automatic-focus="false" form:apply-design-mode="false"/>
        <draw:frame presentation:style-name="pr1" draw:id="id21" draw:layer="layout" svg:width="25.199cm" svg:height="3.256cm" svg:x="1.4cm" svg:y="0.962cm" presentation:class="title">
          <draw:text-box>
            <text:p>1. DATOS</text:p>
          </draw:text-box>
        </draw:frame>
        <draw:frame presentation:style-name="pr6" draw:id="id22" draw:layer="layout" svg:width="25.199cm" svg:height="13.86cm" svg:x="1.4cm" svg:y="4.914cm" presentation:class="outline">
          <draw:text-box>
            <text:list text:style-name="L2">
              <text:list-header>
                <text:p>CÓDIGO ASCII</text:p>
                <text:p>SIGNIFICA American Standard Code for Information Interchange</text:p>
                <text:p>EN ESTE SISTEMA, A CADA CARÁCTER SE LE ASIGNA UN NÚMERO DECIMAL ENTRE 0 Y 255, PERO EN CÓDIGO BINARIO (8 BITS)</text:p>
              </text:list-header>
            </text:list>
          </draw:text-box>
        </draw:frame>
        <anim:par presentation:node-type="timing-root">
          <anim:par smil:begin="id2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1" smil:attributeName="visibility" smil:to="visible"/>
                  <anim:animate smil:dur="5s" smil:fill="hold" smil:targetElement="id21" smil:attributeName="x" smil:values="1+width/2;x" smil:keyTimes="0;1"/>
                  <anim:animate smil:dur="5s" smil:fill="hold" smil:targetElement="id21" smil:attributeName="y" smil:values="y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2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draw:id="id2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1. DATOS</text:p>
          </draw:text-box>
        </draw:frame>
        <draw:frame presentation:style-name="pr6" draw:id="id24" draw:layer="layout" svg:width="25.199cm" svg:height="13.86cm" svg:x="1.4cm" svg:y="4.914cm" presentation:class="outline">
          <draw:text-box>
            <text:list text:style-name="L2">
              <text:list-header>
                <text:p>LAS UNIDADES DE MEDIDA EN HARDWARE TIENEN UNA BASE BINARIA</text:p>
                <text:p>LA UNIDAD MÁS PEQUEÑA ES EL BIT (0 ó 1)</text:p>
                <text:p>UN BYTE EQUIVALE A 8 BITS (EJ: 01110100); EN CÓDIGO BINARIO PUEDE VALER DE 0 Á 255</text:p>
                <text:p>UN KILOBYTE VALE 1024(2¹⁰) BYTES</text:p>
                <text:p>UN MEGABYTE VALE 1024 KILOBYTES</text:p>
                <text:p>UN GIGABYTE VALE 1024 MEGABYTES</text:p>
                <text:p>UN TERABYTE VAE 1024 GIGABYTES</text:p>
                <text:p>UN PETABYTE VALE 1024 TERABYTES</text:p>
                <text:p>UN EXABYTE VALE 1024 PETABYTES</text:p>
              </text:list-header>
            </text:list>
          </draw:text-box>
        </draw:frame>
        <anim:par presentation:node-type="timing-root">
          <anim:par smil:begin="id2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1" smil:attributeName="visibility" smil:to="visible"/>
                  <anim:animate smil:dur="5s" smil:fill="hold" smil:targetElement="id21" smil:attributeName="width" smil:values="0;1" smil:keyTimes="0;1" anim:formula="width*sin(2.5*pi*$)"/>
                  <anim:animate smil:dur="5s" smil:fill="hold" smil:targetElement="id21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4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draw:id="id25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JERCICIOS</text:p>
          </draw:text-box>
        </draw:frame>
        <draw:frame presentation:style-name="pr6" draw:id="id26" draw:layer="layout" svg:width="25.199cm" svg:height="13.86cm" svg:x="1.4cm" svg:y="4.914cm" presentation:class="outline">
          <draw:text-box>
            <text:list text:style-name="L2">
              <text:list-header>
                <text:p>LAS UNIDADES DE MEDIDA EN HARDWARE TIENEN UNA BASE BINARIA</text:p>
                <text:p>LA UNIDAD MÁS PEQUEÑA ES EL BIT (0 ó 1)</text:p>
                <text:p>UN BYTE EQUIVALE A 8 BITS (EJ: 01110100); EN CÓDIGO BINARIO PUEDE VALER DE 0 Á 255</text:p>
                <text:p>UN KILOBYTE VALE 1024(2¹⁰) BYTES</text:p>
                <text:p>UN MEGABYTE VALE 1024 KILOBYTES</text:p>
                <text:p>UN GIGABYTE VALE 1024 MEGABYTES</text:p>
                <text:p>UN TERABYTE VAE 1024 GIGABYTES</text:p>
                <text:p>UN PETABYTE VALE 1024 TERABYTES</text:p>
                <text:p>UN EXABYTE VALE 1024 PETABYTES</text:p>
              </text:list-header>
            </text:list>
          </draw:text-box>
        </draw:frame>
        <anim:par presentation:node-type="timing-root">
          <anim:par smil:begin="id2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6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Marble" xlink:href="Pictures/100000000000005E0000005E7F0C5E7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meta:editing-duration>PT01H45M00S</meta:editing-duration>
    <meta:editing-cycles>12</meta:editing-cycles>
    <dc:date>2009-09-27T13:46:35</dc:date>
    <dc:creator>aula </dc:creator>
    <meta:generator>OpenOffice.org/3.1$Unix OpenOffice.org_project/310m11$Build-9399</meta:generator>
    <meta:document-statistic meta:object-count="69"/>
  </office:meta>
</office:document-meta>
</file>